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fo:font-size="13pt" style:font-size-asian="13pt" style:font-size-complex="13pt"/>
    </style:style>
    <style:style style:name="P2" style:family="paragraph" style:parent-style-name="Standard">
      <style:text-properties style:font-name="Bitstream Vera Sans" fo:font-size="13pt" officeooo:paragraph-rsid="0003b884" style:font-size-asian="13pt" style:font-size-complex="13pt"/>
    </style:style>
    <style:style style:name="P3" style:family="paragraph" style:parent-style-name="Standard">
      <style:text-properties style:font-name="Bitstream Vera Sans" fo:font-size="13pt" officeooo:paragraph-rsid="000472e2" style:font-size-asian="13pt" style:font-size-complex="13pt"/>
    </style:style>
    <style:style style:name="P4" style:family="paragraph" style:parent-style-name="Standard">
      <style:text-properties officeooo:paragraph-rsid="0003b884"/>
    </style:style>
    <style:style style:name="P5" style:family="paragraph" style:parent-style-name="Standard">
      <style:text-properties officeooo:paragraph-rsid="000472e2"/>
    </style:style>
    <style:style style:name="P6" style:family="paragraph" style:parent-style-name="Standard">
      <style:text-properties style:font-name="Bitstream Vera Sans" fo:font-size="13pt" officeooo:paragraph-rsid="0003b884" style:font-size-asian="13pt" style:font-size-complex="13pt"/>
    </style:style>
    <style:style style:name="P7" style:family="paragraph" style:parent-style-name="Standard">
      <style:text-properties style:font-name="Bitstream Vera Sans" fo:font-size="13pt" officeooo:paragraph-rsid="000475b3" style:font-size-asian="13pt" style:font-size-complex="13pt"/>
    </style:style>
    <style:style style:name="P8" style:family="paragraph" style:parent-style-name="Standard" style:list-style-name="L1">
      <style:text-properties style:font-name="Bitstream Vera Sans" fo:font-size="11pt" officeooo:paragraph-rsid="00027997" style:font-size-asian="11pt" style:font-size-complex="11pt"/>
    </style:style>
    <style:style style:name="P9" style:family="paragraph" style:parent-style-name="Standard" style:list-style-name="L1">
      <style:text-properties fo:font-size="11pt" officeooo:paragraph-rsid="00027997" style:font-size-asian="11pt" style:font-size-complex="11pt"/>
    </style:style>
    <style:style style:name="P10" style:family="paragraph" style:parent-style-name="Standard">
      <style:text-properties officeooo:paragraph-rsid="000475b3"/>
    </style:style>
    <style:style style:name="P11" style:family="paragraph" style:parent-style-name="Standard">
      <style:text-properties officeooo:paragraph-rsid="00047bd9"/>
    </style:style>
    <style:style style:name="T1" style:family="text">
      <style:text-properties style:font-name="Bitstream Vera Sans"/>
    </style:style>
    <style:style style:name="T2" style:family="text">
      <style:text-properties style:font-name="Bitstream Vera Sans" fo:font-size="13pt" style:font-size-asian="13pt" style:font-size-complex="13pt"/>
    </style:style>
    <style:style style:name="T3" style:family="text">
      <style:text-properties style:font-name="Bitstream Vera Sans" fo:font-size="13pt" officeooo:rsid="0003b884" style:font-size-asian="13pt" style:font-size-complex="13pt"/>
    </style:style>
    <style:style style:name="T4" style:family="text">
      <style:text-properties style:font-name="Bitstream Vera Sans" fo:font-size="13pt" officeooo:rsid="00014440" style:font-size-asian="13pt" style:font-size-complex="13pt"/>
    </style:style>
    <style:style style:name="T5" style:family="text">
      <style:text-properties style:font-name="Bitstream Vera Sans" fo:font-size="13pt" officeooo:rsid="000472e2" style:font-size-asian="13pt" style:font-size-complex="13pt"/>
    </style:style>
    <style:style style:name="T6" style:family="text">
      <style:text-properties style:font-name="Bitstream Vera Sans" fo:font-size="13pt" officeooo:rsid="000475b3" style:font-size-asian="13pt" style:font-size-complex="13pt"/>
    </style:style>
    <style:style style:name="T7" style:family="text">
      <style:text-properties style:font-name="Bitstream Vera Sans" fo:font-size="13pt" fo:font-weight="bold" style:font-size-asian="13pt" style:font-weight-asian="bold" style:font-size-complex="13pt" style:font-weight-complex="bold"/>
    </style:style>
    <style:style style:name="T8" style:family="text">
      <style:text-properties style:font-name="Bitstream Vera Sans" fo:font-size="13pt" fo:font-weight="bold" officeooo:rsid="0003b884" style:font-size-asian="13pt" style:font-weight-asian="bold" style:font-size-complex="13pt" style:font-weight-complex="bold"/>
    </style:style>
    <style:style style:name="T9" style:family="text">
      <style:text-properties style:font-name="Bitstream Vera Sans" fo:font-size="13pt" fo:font-weight="bold" officeooo:rsid="000472e2" style:font-size-asian="13pt" style:font-weight-asian="bold" style:font-size-complex="13pt" style:font-weight-complex="bold"/>
    </style:style>
    <style:style style:name="T10" style:family="text">
      <style:text-properties style:font-name="Bitstream Vera Sans" fo:font-size="13pt" fo:font-weight="bold" officeooo:rsid="000475b3" style:font-size-asian="13pt" style:font-weight-asian="bold" style:font-size-complex="13pt" style:font-weight-complex="bold"/>
    </style:style>
    <style:style style:name="T11" style:family="text">
      <style:text-properties style:font-name="Bitstream Vera Sans" fo:font-size="13pt" fo:font-weight="bold" officeooo:rsid="00047bd9" style:font-size-asian="13pt" style:font-weight-asian="bold" style:font-size-complex="13pt" style:font-weight-complex="bold"/>
    </style:style>
    <style:style style:name="T12" style:family="text">
      <style:text-properties style:font-name="Bitstream Vera Sans" fo:font-size="13pt" fo:font-style="italic" style:font-size-asian="13pt" style:font-style-asian="italic" style:font-size-complex="13pt" style:font-style-complex="italic"/>
    </style:style>
    <style:style style:name="T13" style:family="text">
      <style:text-properties style:font-name="Bitstream Vera Sans" officeooo:rsid="00027997"/>
    </style:style>
    <style:style style:name="T14" style:family="text">
      <style:text-properties officeooo:rsid="000475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king WMP for WAMP routing capacity in WAMP realms:<text:line-break/></text:p>
      <text:p text:style-name="P1"/>
      <text:p text:style-name="P10"><text:span text:style-name="T6">1</text:span><text:span text:style-name="T2">. WAMP </text:span><text:span text:style-name="T7">realm owners</text:span><text:span text:style-name="T2"> <text:s text:c="4"/><text:tab/><text:tab/></text:span><text:span text:style-name="T12">stake WMP</text:span><text:span text:style-name="T2"><text:tab/>to </text:span><text:span text:style-name="T7">sponsor</text:span><text:span text:style-name="T2"> WAMP routing capacity for realms</text:span></text:p>
      <text:p text:style-name="P7"/>
      <text:p text:style-name="P11"><text:span text:style-name="T6">2</text:span><text:span text:style-name="T2">. WAMP </text:span><text:span text:style-name="T9">rout</text:span><text:span text:style-name="T11">ing</text:span><text:span text:style-name="T7"> operators</text:span><text:span text:style-name="T2"> <text:s/><text:tab/><text:tab/></text:span><text:span text:style-name="T12">stake WMP</text:span><text:span text:style-name="T2"> <text:tab/>to </text:span><text:span text:style-name="T7">provide</text:span><text:span text:style-name="T2"> WAMP routing capacity for realms<text:line-break/></text:span></text:p>
      <text:p text:style-name="P4"><text:span text:style-name="T6">3</text:span><text:span text:style-name="T2">. WAMP </text:span><text:span text:style-name="T9">rout</text:span><text:span text:style-name="T11">ing</text:span><text:span text:style-name="T7"> users</text:span><text:span text:style-name="T2"> <text:s text:c="3"/><text:tab/><text:tab/><text:tab/></text:span><text:span text:style-name="T12">stake WMP</text:span><text:span text:style-name="T2"><text:tab/>to </text:span><text:span text:style-name="T7">use</text:span><text:span text:style-name="T2"> </text:span><text:span text:style-name="T4">W</text:span><text:span text:style-name="T2">AMP routing capacity </text:span><text:span text:style-name="T3">in</text:span><text:span text:style-name="T2"> realms</text:span></text:p>
      <text:p text:style-name="P1"/>
      <text:p text:style-name="P10"><text:span text:style-name="T6">4</text:span><text:span text:style-name="T2">. WAMP </text:span><text:span text:style-name="T10">service owners<text:tab/></text:span><text:span text:style-name="T2"><text:tab/><text:tab/></text:span><text:span text:style-name="T12">stake WMP</text:span><text:span text:style-name="T2"><text:tab/>to </text:span><text:span text:style-name="T7">sponsor</text:span><text:span text:style-name="T2"> WAMP </text:span><text:span text:style-name="T6">service</text:span><text:span text:style-name="T2"> capacity </text:span><text:span text:style-name="T6">in</text:span><text:span text:style-name="T2"> realms</text:span></text:p>
      <text:p text:style-name="P7"/>
      <text:p text:style-name="P10"><text:span text:style-name="T6">5</text:span><text:span text:style-name="T2">. WAMP </text:span><text:span text:style-name="T8">service operators</text:span><text:span text:style-name="T2"> <text:s/><text:tab/><text:tab/></text:span><text:span text:style-name="T12">stake WMP</text:span><text:span text:style-name="T2"><text:tab/>to </text:span><text:span text:style-name="T7">use</text:span><text:span text:style-name="T2"> </text:span><text:span text:style-name="T4">W</text:span><text:span text:style-name="T2">AMP routing capacity </text:span><text:span text:style-name="T3">in</text:span><text:span text:style-name="T2"> realms, </text:span><text:span text:style-name="T3">and<text:line-break/><text:tab/><text:tab/><text:tab/><text:tab/><text:tab/><text:tab/><text:tab/><text:tab/><text:tab/><text:tab/>to </text:span><text:span text:style-name="T8">provide</text:span><text:span text:style-name="T3"> WAMP service </text:span><text:span text:style-name="T6">capacity</text:span><text:span text:style-name="T3"> in realms</text:span></text:p>
      <text:p text:style-name="P2"/>
      <text:p text:style-name="P5"><text:span text:style-name="T6">6</text:span><text:span text:style-name="T2">. WAMP </text:span><text:span text:style-name="T8">service </text:span><text:span text:style-name="T9">users</text:span><text:span text:style-name="T8"><text:tab/></text:span><text:span text:style-name="T2"> <text:s/><text:tab/><text:tab/></text:span><text:span text:style-name="T12">stake WMP</text:span><text:span text:style-name="T2"><text:tab/>to </text:span><text:span text:style-name="T7">use</text:span><text:span text:style-name="T2"> </text:span><text:span text:style-name="T4">W</text:span><text:span text:style-name="T2">AMP routing capacity </text:span><text:span text:style-name="T3">in</text:span><text:span text:style-name="T2"> realms, </text:span><text:span text:style-name="T3">and<text:line-break/><text:tab/><text:tab/><text:tab/><text:tab/><text:tab/><text:tab/><text:tab/><text:tab/><text:tab/><text:tab/>to </text:span><text:span text:style-name="T9">use</text:span><text:span text:style-name="T3"> WAMP service </text:span><text:span text:style-name="T6">capacity</text:span><text:span text:style-name="T3"> in realms</text:span></text:p>
      <text:p text:style-name="P3"/>
      <text:p text:style-name="P7"><text:span text:style-name="T6"/></text:p>
      <text:list xml:id="list330182051" text:style-name="L1">
        <text:list-item>
          <text:p text:style-name="P9"><text:span text:style-name="T1">usable (WAMP routing) capacity depends on WMP tokens STAKED per block and realm by client delegate </text:span><text:span text:style-name="T13">(</text:span><text:span text:style-name="T1">WAMP client: 1 WMP = 1000 WAMP messages/sec</text:span><text:span text:style-name="T13">)<text:line-break/></text:span></text:p>
        </text:list-item>
        <text:list-item>
          <text:p text:style-name="P9"><text:span text:style-name="T1">provisioned (WAMP routing) capacity determines WMP tokens EARNED per block and realm by router delegate </text:span><text:span text:style-name="T13">(</text:span><text:span text:style-name="T1">WAMP router: 1 WMP = 1000 WAMP messages/sec</text:span><text:span text:style-name="T13">)<text:line-break/></text:span></text:p>
        </text:list-item>
        <text:list-item>
          <text:p text:style-name="P8">all WMP tokens STAKED for blocks and realms by client delegates are transferred to DeFi lending platforms by the contract, and the earned interest is redistributed to router delegates according to provisioned capacity and actual utilization<text:line-break/></text:p>
        </text:list-item>
        <text:list-item>
          <text:p text:style-name="P8">provisioning capacity to a realm with high utilization gets higher rewards than a realm with low utilization, so the provisioned capacity reward depends on the realm utilization<text:line-break/></text:p>
        </text:list-item>
        <text:list-item>
          <text:p text:style-name="P8">the creator of a realm can provide a sponsor rate per block of WMP tokens which is also redistributed to router delegates according to provisioned capacity and actual utilization<text:line-break/></text:p>
        </text:list-item>
        <text:list-item>
          <text:p text:style-name="P8">provisioning capacity requires running a public WAMP routing endpoint that accepts client connections for realms STAKED by the endpoint operator<text:line-break/></text:p>
        </text:list-item>
        <text:list-item>
          <text:p text:style-name="P8">if the routing endpoint cannot be used by clients, penalities are accumulated which will be deducted from the STAK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125cm" fo:margin-bottom="1.17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12:07:02.988221164</meta:creation-date>
    <dc:date>2021-12-27T13:41:46.339217229</dc:date>
    <meta:editing-duration>PT23M44S</meta:editing-duration>
    <meta:editing-cycles>7</meta:editing-cycles>
    <meta:generator>LibreOffice/6.4.7.2$Linux_X86_64 LibreOffice_project/40$Build-2</meta:generator>
    <meta:document-statistic meta:table-count="0" meta:image-count="0" meta:object-count="0" meta:page-count="1" meta:paragraph-count="14" meta:word-count="288" meta:character-count="1794" meta:non-whitespace-character-count="1474"/>
  </office:meta>
</office:document-meta>
</file>